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nTime" svg:font-family=".VnTime, 'Courier New'" style:font-family-generic="swiss" style:font-pitch="variable"/>
    <style:font-face style:name=".VnTimeH" svg:font-family=".VnTimeH, 'Courier New'"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margin-top="0.1665in" fo:margin-bottom="0.1665in" style:contextual-spacing="false"/>
      <style:text-properties style:font-name="Times New Roman" style:font-name-complex="Times New Roman"/>
    </style:style>
    <style:style style:name="P2" style:family="paragraph" style:parent-style-name="Heading_20_2">
      <style:paragraph-properties>
        <style:tab-stops>
          <style:tab-stop style:position="4.922in" style:type="center"/>
        </style:tab-stops>
      </style:paragraph-properties>
      <style:text-properties style:font-name="Times New Roman" style:font-name-complex="Times New Roman"/>
    </style:style>
    <style:style style:name="P3" style:family="paragraph" style:parent-style-name="Standard">
      <style:paragraph-properties>
        <style:tab-stops>
          <style:tab-stop style:position="1.3783in" style:type="center"/>
          <style:tab-stop style:position="4.5283in" style:type="center"/>
        </style:tab-stops>
      </style:paragraph-properties>
    </style:style>
    <style:style style:name="P4" style:family="paragraph" style:parent-style-name="Standard">
      <style:paragraph-properties>
        <style:tab-stops>
          <style:tab-stop style:position="1.3783in" style:type="center"/>
          <style:tab-stop style:position="4.5283in" style:type="center"/>
        </style:tab-stops>
      </style:paragraph-properties>
      <style:text-properties style:font-name="Times New Roman" fo:language="none" fo:country="none" fo:font-weight="bold" style:language-asian="none" style:country-asian="none" style:font-weight-asian="bold" style:font-name-complex="Times New Roman" style:font-size-complex="14pt" style:font-weight-complex="bold"/>
    </style:style>
    <style:style style:name="P5" style:family="paragraph" style:parent-style-name="Standard">
      <style:paragraph-properties fo:margin-top="0.0138in" fo:margin-bottom="0.0138in" style:contextual-spacing="false">
        <style:tab-stops>
          <style:tab-stop style:position="6.3in" style:type="right" style:leader-style="dotted" style:leader-text="."/>
        </style:tab-stops>
      </style:paragraph-properties>
      <style:text-properties style:font-name="Times New Roman" fo:font-size="13pt" style:font-size-asian="13pt" style:font-name-complex="Times New Roman" style:font-size-complex="13pt"/>
    </style:style>
    <style:style style:name="P6" style:family="paragraph" style:parent-style-name="Standard">
      <style:paragraph-properties fo:margin-top="0.0835in" fo:margin-bottom="0in" style:contextual-spacing="false">
        <style:tab-stops>
          <style:tab-stop style:position="4.922in" style:type="center"/>
        </style:tab-stops>
      </style:paragraph-properties>
      <style:text-properties style:font-name="Times New Roman" fo:font-size="13pt" style:font-size-asian="13pt" style:font-name-complex="Times New Roman" style:font-size-complex="13pt"/>
    </style:style>
    <style:style style:name="P7" style:family="paragraph" style:parent-style-name="Standard">
      <style:paragraph-properties>
        <style:tab-stops>
          <style:tab-stop style:position="4.922in" style:type="center"/>
        </style:tab-stops>
      </style:paragraph-properties>
      <style:text-properties style:font-name="Times New Roman" fo:font-size="10pt" fo:font-style="italic" style:font-size-asian="10pt" style:font-style-asian="italic" style:font-name-complex="Times New Roman" style:font-size-complex="10pt"/>
    </style:style>
    <style:style style:name="P8" style:family="paragraph" style:parent-style-name="Standard">
      <style:paragraph-properties fo:margin-top="0.0138in" fo:margin-bottom="0.0138in" style:contextual-spacing="false">
        <style:tab-stops>
          <style:tab-stop style:position="6.3in" style:type="right" style:leader-style="dotted" style:leader-text="."/>
        </style:tab-stops>
      </style:paragraph-properties>
    </style:style>
    <style:style style:name="P9" style:family="paragraph" style:parent-style-name="Standard">
      <style:paragraph-properties fo:margin-top="0.0138in" fo:margin-bottom="0.0138in" style:contextual-spacing="false">
        <style:tab-stops>
          <style:tab-stop style:position="3.7409in" style:type="right" style:leader-style="dotted" style:leader-text="."/>
          <style:tab-stop style:position="3.7799in"/>
          <style:tab-stop style:position="6.3in" style:type="right" style:leader-style="dotted" style:leader-text="."/>
        </style:tab-stops>
      </style:paragraph-properties>
    </style:style>
    <style:style style:name="P10" style:family="paragraph" style:parent-style-name="Standard">
      <style:paragraph-properties fo:margin-top="0.0138in" fo:margin-bottom="0.0138in" style:contextual-spacing="false">
        <style:tab-stops>
          <style:tab-stop style:position="6.3in" style:type="right" style:leader-style="dotted" style:leader-text="."/>
        </style:tab-stops>
      </style:paragraph-properties>
      <style:text-properties style:use-window-font-color="true" loext:opacity="0%" style:font-name="Times New Roman" fo:font-size="13pt" fo:language="en" fo:country="US" style:font-name-asian="Times New Roman" style:font-size-asian="13pt" style:font-name-complex="Times New Roman" style:font-size-complex="13pt" style:language-complex="ar" style:country-complex="SA"/>
    </style:style>
    <style:style style:name="P11" style:family="paragraph" style:parent-style-name="Standard">
      <style:paragraph-properties fo:margin-top="0.0835in" fo:margin-bottom="0in" style:contextual-spacing="false">
        <style:tab-stops>
          <style:tab-stop style:position="4.922in" style:type="center"/>
        </style:tab-stops>
      </style:paragraph-properties>
    </style:style>
    <style:style style:name="P12" style:family="paragraph">
      <loext:graphic-properties draw:fill="none" draw:fill-color="#ffffff"/>
      <style:paragraph-properties fo:text-align="center" style:writing-mode="lr-tb"/>
    </style:style>
    <style:style style:name="T1" style:family="text">
      <style:text-properties style:font-name="Times New Roman" fo:font-size="12pt" style:font-size-asian="12pt" style:font-name-complex="Times New Roman"/>
    </style:style>
    <style:style style:name="T2" style:family="text">
      <style:text-properties style:font-name="Times New Roman" fo:font-size="12pt" fo:font-weight="bold" style:font-size-asian="12pt" style:font-weight-asian="bold" style:font-name-complex="Times New Roman"/>
    </style:style>
    <style:style style:name="T3" style:family="text">
      <style:text-properties style:font-name="Times New Roman" fo:font-size="13pt" fo:font-weight="bold" style:font-size-asian="13pt" style:font-weight-asian="bold" style:font-name-complex="Times New Roman" style:font-size-complex="14pt"/>
    </style:style>
    <style:style style:name="T4" style:family="text">
      <style:text-properties style:font-name="Times New Roman" fo:font-size="13pt" fo:font-weight="bold" style:font-size-asian="13pt" style:font-weight-asian="bold" style:font-name-complex="Times New Roman" style:font-size-complex="13pt"/>
    </style:style>
    <style:style style:name="T5" style:family="text">
      <style:text-properties style:font-name="Times New Roman" fo:font-size="13pt" style:font-size-asian="13pt" style:font-name-complex="Times New Roman" style:font-size-complex="13pt"/>
    </style:style>
    <style:style style:name="T6" style:family="text">
      <style:text-properties style:font-name="Times New Roman" style:font-name-complex="Times New Roman" style:font-size-complex="14pt"/>
    </style:style>
    <style:style style:name="T7" style:family="text">
      <style:text-properties fo:language="none" fo:country="none" fo:font-weight="bold" style:language-asian="none" style:country-asian="none" style:font-weight-asian="bold" style:font-size-complex="14pt" style:font-weight-complex="bold"/>
    </style:style>
    <style:style style:name="T8" style:family="text">
      <style:text-properties style:use-window-font-color="true" loext:opacity="0%" style:font-name="Times New Roman" fo:font-size="13pt" fo:language="en" fo:country="US" style:font-name-asian="Times New Roman" style:font-size-asian="13pt" style:font-name-complex="Times New Roman" style:font-size-complex="13pt" style:language-complex="ar" style:country-complex="SA"/>
    </style:style>
    <style:style style:name="T9" style:family="text">
      <style:text-properties style:use-window-font-color="true" loext:opacity="0%" style:text-position="0% 100%" style:font-name="Times New Roman" fo:font-size="13pt" fo:language="en" fo:country="US" style:font-name-asian="Times New Roman" style:font-size-asian="13pt" style:font-name-complex="Times New Roman" style:font-size-complex="13pt" style:language-complex="ar" style:country-complex="SA"/>
    </style:style>
    <style:style style:name="T10" style:family="text">
      <style:text-properties style:use-window-font-color="true" loext:opacity="0%" fo:font-size="14pt" fo:language="en" fo:country="US" fo:font-weight="bold" style:font-name-asian="Times New Roman" style:font-size-asian="14pt" style:language-asian="zh" style:country-asian="CN" style:font-weight-asian="bold" style:font-size-complex="12pt" style:language-complex="ar" style:country-complex="SA" style:font-weight-complex="bold"/>
    </style: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ĐẠI HỌC QUỐC GIA HÀ NỘI<text:tab/></text:span><text:span text:style-name="T2">CỘNG HÒA XÃ HỘI CHỦ NGHĨA VIỆT NAM</text:span></text:p>
      <text:p text:style-name="P3"><text:span text:style-name="T3"><text:tab/>TRƯỜNG ĐẠI HỌC CÔNG NGHỆ</text:span><text:span text:style-name="T6"><text:tab/></text:span><text:span text:style-name="T4">Độc lập - Tự do - Hạnh phúc</text:span></text:p>
      <text:p text:style-name="P4"><draw:line text:anchor-type="char" draw:z-index="0" draw:style-name="gr1" draw:text-style-name="P12" svg:x1="0.9591in" svg:y1="0.0398in" svg:x2="1.8343in" svg:y2="0.0398in"><text:p/></draw:line><draw:line text:anchor-type="char" draw:z-index="1" draw:style-name="gr1" draw:text-style-name="P12" svg:x1="3.6689in" svg:y1="0.0398in" svg:x2="5.2941in" svg:y2="0.0398in"><text:p/></draw:line></text:p>
      <text:h text:style-name="P1" text:outline-level="1">XÁC NHẬN CHỈNH SỬA<text:span text:style-name="T10"> </text:span>KHÓA LUẬN TỐT NGHIỆP ĐẠI HỌC</text:h>
      <text:p text:style-name="P5">Tên tôi là:<text:tab/></text:p>
      <text:p text:style-name="P5">Cơ quan công tác:<text:tab/></text:p>
      <text:p text:style-name="P5"><text:tab/></text:p>
      <text:p text:style-name="P5">Là cán bộ hướng dẫn đồ án (khóa luận) tốt nghiệp cho:</text:p>
      <text:p text:style-name="P9"><text:span text:style-name="T5">Sinh viên:</text:span><text:span text:style-name="T8"> Đoàn Duy Tùng</text:span><text:span text:style-name="T5"><text:tab/><text:tab/>Sinh ngày:</text:span><text:span text:style-name="T8"> 19/09/2002</text:span><text:span text:style-name="T5"><text:tab/></text:span></text:p>
      <text:p text:style-name="P9"><text:span text:style-name="T5">Ngành học:</text:span><text:span text:style-name="T8"> Công nghệ thông tin chất lượng cao</text:span><text:span text:style-name="T5"><text:tab/><text:tab/>Lớp:</text:span><text:span text:style-name="T8"> </text:span><text:span text:style-name="T9">Q</text:span><text:span text:style-name="T8">H-2020-I/CQ-C-CLC</text:span><text:span text:style-name="T5"><text:tab/></text:span></text:p>
      <text:p text:style-name="P5">Đề tài đồ án (khóa luận) tốt nghiệp: Nghiên cứu giải pháp kiểm thử đơn vị tự động cho mã nguồn C/C++ chứa hàm thiếu định nghĩa</text:p>
      <text:p text:style-name="P8"><text:span text:style-name="T5">Tôi xác nhận sinh viên </text:span><text:span text:style-name="T8">Đoàn Duy Tùng </text:span><text:span text:style-name="T5">đã chỉnh sửa lại đồ</text:span><text:span text:style-name="T8"> </text:span><text:span text:style-name="T5">khóa luận tốt nghiệp theo đúng kết luận của Hội đồng chấm khóa luận tốt nghiệp ngày</text:span><text:span text:style-name="T8"> 14</text:span><text:span text:style-name="T5">/</text:span><text:span text:style-name="T8">12</text:span><text:span text:style-name="T5">/20</text:span><text:span text:style-name="T8">23</text:span><text:span text:style-name="T5"> gồm các nội dung:</text:span></text:p>
      <text:p text:style-name="P8"><text:span text:style-name="T5">-</text:span><text:span text:style-name="T8"> Bổ sung ví dụ cụ thể và làm rõ về sự ảnh hưởng của hàm thiếu định nghĩa trong quá trình kiểm thử đơn vị tự động trong Chương Đặt vấn đề.</text:span></text:p>
      <text:p text:style-name="P10">- Bổ sung thêm các nhận xét, đánh giá về tính đúng đắn của phương pháp đề xuất trong tiêu chí thực nghiệm đánh giá tính hiệu quả về mặt thời gian của phương pháp đề xuất trong quá trình chuẩn bị môi trường kiểm thử.</text:p>
      <text:p text:style-name="P10">- Bổ sung các nhận xét về cách đảm bảo tính đúng đắn của phương pháp xử lý hàm thiếu định nghĩa.</text:p>
      <text:p text:style-name="P10">- Sửa các lỗi chính tả phát sinh.</text:p>
      <text:p text:style-name="P6"><text:tab/></text:p>
      <text:p text:style-name="P11"><text:span text:style-name="T8"><text:tab/></text:span><text:span text:style-name="T5">Hà Nội, ngày <text:s text:c="7"/>tháng <text:s text:c="7"/>năm 20</text:span><text:span text:style-name="T8">23</text:span></text:p>
      <text:h text:style-name="P2" text:outline-level="2"><text:tab/>KÝ TÊN</text:h>
      <text:p text:style-name="P7"><text:tab/>(ký và ghi rõ họ tê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nTime" svg:font-family=".VnTime, 'Courier New'" style:font-family-generic="swiss" style:font-pitch="variable"/>
    <style:font-face style:name=".VnTimeH" svg:font-family=".VnTimeH, 'Courier New'"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loext:opacity="0%" style:font-name=".VnTime" fo:font-family=".VnTime, 'Courier New'" style:font-family-generic="swiss" style:font-pitch="variable" fo:font-size="14pt" fo:language="en" fo:country="US" style:font-name-asian="Times New Roman" style:font-family-asian="'Times New Roman'" style:font-family-generic-asian="roman" style:font-pitch-asian="variable" style:font-size-asian="14pt" style:language-asian="zh" style:country-asian="CN" style:font-name-complex=".VnTime" style:font-family-complex=".VnTime, 'Courier New'"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center" style:justify-single-word="false" fo:keep-with-next="always"/>
      <style:text-properties style:font-name=".VnTimeH" fo:font-family=".VnTimeH, 'Courier New'" style:font-family-generic="swiss" style:font-pitch="variable" fo:font-weight="bold" style:font-weight-asian="bold" style:font-name-complex=".VnTimeH" style:font-family-complex=".VnTimeH, 'Courier New'"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3957in" style:type="center"/>
          <style:tab-stop style:position="5.3043in" style:type="center"/>
        </style:tab-stops>
      </style:paragraph-properties>
      <style:text-properties style:font-name=".VnTimeH" fo:font-family=".VnTimeH, 'Courier New'" style:font-family-generic="swiss" style:font-pitch="variable" fo:font-size="12pt" fo:font-weight="bold" style:font-size-asian="12pt" style:font-weight-asian="bold" style:font-name-complex=".VnTimeH" style:font-family-complex=".VnTimeH, 'Courier New'" style:font-family-generic-complex="swiss" style:font-pitch-complex="variable"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hnq</meta:initial-creator>
    <meta:creation-date>2011-03-11T10:30:00</meta:creation-date>
    <dc:date>2023-12-26T01:38:38.877862835</dc:date>
    <meta:print-date>2010-05-19T09:33:00</meta:print-date>
    <meta:editing-cycles>12</meta:editing-cycles>
    <meta:editing-duration>PT25M59S</meta:editing-duration>
    <meta:generator>LibreOffice/7.3.7.2$Linux_X86_64 LibreOffice_project/30$Build-2</meta:generator>
    <meta:document-statistic meta:table-count="0" meta:image-count="0" meta:object-count="0" meta:page-count="1" meta:paragraph-count="19" meta:word-count="260" meta:character-count="1211" meta:non-whitespace-character-count="941"/>
  </office:meta>
</office:document-meta>
</file>